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f480" officeooo:paragraph-rsid="0007f480"/>
    </style:style>
    <style:style style:name="P2" style:family="paragraph" style:parent-style-name="Standard">
      <style:text-properties officeooo:rsid="0007f480" officeooo:paragraph-rsid="000981a5"/>
    </style:style>
    <style:style style:name="P3" style:family="paragraph" style:parent-style-name="Standard">
      <style:text-properties officeooo:rsid="000ae96e" officeooo:paragraph-rsid="000ae96e"/>
    </style:style>
    <style:style style:name="P4" style:family="paragraph" style:parent-style-name="Standard">
      <style:text-properties officeooo:rsid="000ae96e" officeooo:paragraph-rsid="000ce7c4"/>
    </style:style>
    <style:style style:name="P5" style:family="paragraph" style:parent-style-name="Standard" style:list-style-name="L1">
      <style:text-properties fo:font-weight="bold" officeooo:rsid="0007f480" officeooo:paragraph-rsid="0007f480" style:font-weight-asian="bold" style:font-weight-complex="bold"/>
    </style:style>
    <style:style style:name="P6" style:family="paragraph" style:parent-style-name="Standard" style:list-style-name="L1">
      <style:text-properties officeooo:rsid="0007f480" officeooo:paragraph-rsid="0007f480"/>
    </style:style>
    <style:style style:name="P7" style:family="paragraph" style:parent-style-name="Standard">
      <style:text-properties fo:font-weight="normal" officeooo:rsid="000ce7c4" officeooo:paragraph-rsid="000ce7c4" style:font-weight-asian="normal" style:font-weight-complex="normal"/>
    </style:style>
    <style:style style:name="P8" style:family="paragraph" style:parent-style-name="Standard">
      <style:text-properties fo:font-weight="normal" officeooo:rsid="000dda67" officeooo:paragraph-rsid="000dda67" style:font-weight-asian="normal" style:font-weight-complex="normal"/>
    </style:style>
    <style:style style:name="P9" style:family="paragraph" style:parent-style-name="Standard">
      <style:text-properties fo:font-weight="normal" officeooo:rsid="00108736" officeooo:paragraph-rsid="00108736" style:font-weight-asian="normal" style:font-weight-complex="normal"/>
    </style:style>
    <style:style style:name="T1" style:family="text">
      <style:text-properties officeooo:rsid="000981a5"/>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c0548" style:font-weight-asian="normal" style:font-weight-complex="normal"/>
    </style:style>
    <style:style style:name="T5" style:family="text">
      <style:text-properties fo:font-weight="normal" officeooo:rsid="000ce7c4" style:font-weight-asian="normal" style:font-weight-complex="normal"/>
    </style:style>
    <style:style style:name="T6" style:family="text">
      <style:text-properties officeooo:rsid="000f390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4307086" text:style-name="L1">
        <text:list-item>
          <text:p text:style-name="P5">Machine learning <text:s/>and Neural networks</text:p>
          <text:list>
            <text:list-item>
              <text:p text:style-name="P6">Explain how using M stops the updates from varying as much and why this low variance may be helpful to learning overall. Let G = (gradient of weights for minibatch) </text:p>
            </text:list-item>
          </text:list>
        </text:list-item>
      </text:list>
      <text:p text:style-name="P1"/>
      <text:p text:style-name="P2"><text:tab/>For the first iteration M = <text:s/>(1-B)*(G<text:span text:style-name="T1">1</text:span>) if B is .9, then M1 = .1 * G<text:span text:style-name="T1">1</text:span> for first iteration of M. For <text:tab/>the second iteration of M2: M2 = .9*(1 * )(<text:span text:style-name="T1">G1</text:span>) <text:s/>+ .1*(G2).→<text:span text:style-name="T1"> </text:span><text:s/>M2 = .09*<text:span text:style-name="T1">G1 + .1*G2 . Then for <text:tab/>G3: <text:s/>G3 = .9*(</text:span>.09*<text:span text:style-name="T1">G1 + .1*G2) +.1G3 = .018G1 + .9G2 + .1G3. We can clearly see a trend <text:tab/>here, When M !=0, <text:s/>the current iteration of the gradient update will be (alpha)*(that current <text:tab/>gradient + some other combination of previous gen gradients <text:s/>that shrink with time) This allows <text:tab/>for momentum. Over time with some respect to previous gradients.</text:span></text:p>
      <text:p text:style-name="P3">2. <text:span text:style-name="T2">why is adaptive learning helpful to the overall gradients?</text:span></text:p>
      <text:p text:style-name="P4"><text:span text:style-name="T2"><text:tab/> </text:span><text:span text:style-name="T3">Well as noted in the handout, </text:span><text:span text:style-name="T4">V is like M, except it keeps a rolling average of the magnitudes of <text:tab/>the gradites. Meaning that for every gradient calculated, the magnitude for that gradient will be <text:tab/>a combination of all previous magnitudes multiplie by a small value. The overall magnitude will <text:tab/>be used in the wieght update by divinding by the momentum. The magnitude will always be less <text:tab/>than one. So dividing it by the update will always make the update larger. </text:span><text:span text:style-name="T5">Overall the <text:tab/>momentum will get larger updates. This makes each gradient step larger for larger gradientnts a<text:tab/>nd smaller for smaller graidents. <text:s/>It will help learning because updates will be smaller for morefintune stuff and the loss will be bigger when SGD has a genral direction of where the minimum is. </text:span></text:p>
      <text:p text:style-name="P7">3. <text:s/><text:span text:style-name="T2">Dropout</text:span></text:p>
      <text:p text:style-name="P8">Pdrop is the probability that a single unit in a layer h will be dropped. D is a mask vector with entries 0 or 1. entires with 1 ill stay the same. Entries with zero will be dropped. For each entry in <text:s/>D. We have to choose which ones will be zero and which other ones will be zero. <text:span text:style-name="T6">How are we gonna do that? 0S are chosen with pdrop . 1S will be chosen with pkeep.n D is mutiplied by a constant. Such that the the value of the dropout probabiluy for layer h will be dependent on the size of the layer. So gamme must be proportional in terms of pdrop for a lyer h since layers wll have different sized weight matrice, youll probably want more dropout for a layer with bigger weights.</text:span></text:p>
      <text:p text:style-name="P9">2. dropout oly appliued while training. We dont want the network to overit essentially. Once overfit is accounted for, why delete any other part of out model? We could delete something vital. So dont drop out during train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16:12:30.976659574</meta:creation-date>
    <meta:generator>LibreOffice/6.0.7.3$Linux_X86_64 LibreOffice_project/00m0$Build-3</meta:generator>
    <dc:date>2019-05-04T22:13:21.091157938</dc:date>
    <meta:editing-duration>PT33M26S</meta:editing-duration>
    <meta:editing-cycles>7</meta:editing-cycles>
    <meta:document-statistic meta:table-count="0" meta:image-count="0" meta:object-count="0" meta:page-count="1" meta:paragraph-count="8" meta:word-count="457" meta:character-count="2496" meta:non-whitespace-character-count="2023"/>
  </office:meta>
</office:document-meta>
</file>